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60000012BD0D17C6D.png"/>
  <manifest:file-entry manifest:media-type="image/jpeg" manifest:full-path="Pictures/1000000000000CC0000009901819B515.jpg"/>
  <manifest:file-entry manifest:media-type="" manifest:full-path="Pictures/2000000900003C0D000029F7428E60DE.svm"/>
  <manifest:file-entry manifest:media-type="image/png" manifest:full-path="Pictures/10000000000001AD00000187A71632FA.png"/>
  <manifest:file-entry manifest:media-type="image/png" manifest:full-path="Pictures/100000000000014D000001E498E5D019.png"/>
  <manifest:file-entry manifest:media-type="image/png" manifest:full-path="Pictures/1000000000000371000002D0EE68E331.png"/>
  <manifest:file-entry manifest:media-type="image/png" manifest:full-path="Pictures/10000000000001FE000003148AABCCA0.png"/>
  <manifest:file-entry manifest:media-type="image/png" manifest:full-path="Pictures/100000000000022400000192AECCEFDA.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text-properties fo:font-weight="normal" fo:background-color="#ffff00" style:font-weight-asian="normal" style:font-weight-complex="normal"/>
    </style:style>
    <style:style style:name="P22"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3"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fo:text-align="start" style:justify-single-word="false"/>
    </style:style>
    <style:style style:name="P2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style:text-properties fo:font-weight="bold" fo:background-color="#ffff00" style:font-weight-asian="bold" style:font-weight-complex="bold"/>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weight="normal"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6" style:family="paragraph" style:parent-style-name="Text_20_body">
      <style:text-properties fo:font-size="16pt" style:font-size-asian="16pt" style:font-size-complex="16pt"/>
    </style:style>
    <style:style style:name="P37" style:family="paragraph" style:parent-style-name="Text_20_body">
      <style:paragraph-properties fo:text-align="start" style:justify-single-word="false"/>
      <style:text-properties fo:font-size="16pt" style:font-size-asian="16pt" style:font-size-complex="16pt"/>
    </style:style>
    <style:style style:name="P38"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0" style:family="paragraph" style:parent-style-name="Text_20_body">
      <style:text-properties fo:color="#000000" fo:font-weight="normal" fo:background-color="transparent" style:font-weight-asian="normal" style:font-weight-complex="normal"/>
    </style:style>
    <style:style style:name="P41" style:family="paragraph" style:parent-style-name="Text_20_body">
      <style:paragraph-properties fo:line-height="150%" fo:text-align="center" style:justify-single-word="false"/>
      <style:text-properties fo:background-color="#ffff00"/>
    </style:style>
    <style:style style:name="P42" style:family="paragraph" style:parent-style-name="Normal">
      <style:paragraph-properties fo:line-height="150%" fo:text-align="end" style:justify-single-word="false"/>
      <style:text-properties fo:font-weight="bold" style:font-weight-asian="bold" style:font-weight-complex="bold"/>
    </style:style>
    <style:style style:name="P43" style:family="paragraph" style:parent-style-name="Normal">
      <style:paragraph-properties fo:line-height="150%"/>
      <style:text-properties style:use-window-font-color="true" style:font-name="Arial1" fo:font-size="16pt" style:font-size-asian="16pt"/>
    </style:style>
    <style:style style:name="P4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style>
    <style:style style:name="P47"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1" style:family="paragraph" style:parent-style-name="Normal">
      <style:paragraph-properties fo:line-height="150%"/>
    </style:style>
    <style:style style:name="P52"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53" style:family="paragraph" style:parent-style-name="Normal">
      <style:paragraph-properties fo:line-height="150%"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699cm" style:type="right" style:leader-style="dotted" style:leader-text="."/>
        </style:tab-stops>
      </style:paragraph-properties>
    </style:style>
    <style:style style:name="P56" style:family="paragraph" style:parent-style-name="Contents_20_2">
      <style:paragraph-properties>
        <style:tab-stops>
          <style:tab-stop style:position="16.2cm" style:type="right" style:leader-style="dotted" style:leader-text="."/>
        </style:tab-stops>
      </style:paragraph-properties>
    </style:style>
    <style:style style:name="P57" style:family="paragraph" style:parent-style-name="Contents_20_3">
      <style:paragraph-properties>
        <style:tab-stops>
          <style:tab-stop style:position="15.7cm" style:type="right" style:leader-style="dotted" style:leader-text="."/>
        </style:tab-stops>
      </style:paragraph-properties>
    </style:style>
    <style:style style:name="P58" style:family="paragraph" style:parent-style-name="Text_20_body" style:list-style-name="L1"/>
    <style:style style:name="P59" style:family="paragraph" style:parent-style-name="Text_20_body" style:list-style-name="L3">
      <style:text-properties fo:font-style="normal" style:font-style-asian="normal" style:font-style-complex="normal"/>
    </style:style>
    <style:style style:name="P60" style:family="paragraph" style:parent-style-name="Text_20_body" style:list-style-name="L4">
      <style:paragraph-properties fo:line-height="150%"/>
      <style:text-properties fo:font-weight="normal" style:font-weight-asian="normal" style:font-weight-complex="normal"/>
    </style:style>
    <style:style style:name="P61" style:family="paragraph" style:parent-style-name="Text_20_body" style:list-style-name="L5">
      <style:paragraph-properties fo:line-height="150%" fo:text-align="start" style:justify-single-word="false"/>
    </style:style>
    <style:style style:name="P62" style:family="paragraph" style:parent-style-name="Text_20_body" style:list-style-name="L9">
      <style:paragraph-properties fo:line-height="150%" fo:text-align="start" style:justify-single-word="false"/>
    </style:style>
    <style:style style:name="P63" style:family="paragraph" style:parent-style-name="Text_20_body" style:list-style-name="L10">
      <style:paragraph-properties fo:line-height="150%" fo:text-align="start" style:justify-single-word="false"/>
    </style:style>
    <style:style style:name="P64"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5"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6"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7" style:family="paragraph" style:parent-style-name="Text_20_body" style:list-style-name="L2">
      <style:paragraph-properties fo:margin-left="2.501cm" fo:margin-right="0cm" fo:text-indent="-0.635cm" style:auto-text-indent="false"/>
    </style:style>
    <style:style style:name="P68"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69" style:family="paragraph" style:parent-style-name="Heading_20_1">
      <style:paragraph-properties fo:text-align="center" style:justify-single-word="false"/>
      <style:text-properties fo:font-size="16pt" style:font-size-asian="16pt" style:font-size-complex="16pt"/>
    </style:style>
    <style:style style:name="P70" style:family="paragraph" style:parent-style-name="Heading_20_1">
      <style:paragraph-properties fo:text-align="start" style:justify-single-word="false"/>
      <style:text-properties fo:font-size="16pt" style:font-size-asian="16pt" style:font-size-complex="16pt"/>
    </style:style>
    <style:style style:name="P71" style:family="paragraph" style:parent-style-name="Heading_20_1">
      <style:paragraph-properties fo:line-height="150%" fo:text-align="start" style:justify-single-word="false"/>
      <style:text-properties fo:font-size="16pt" style:font-size-asian="16pt" style:font-size-complex="16pt"/>
    </style:style>
    <style:style style:name="P72" style:family="paragraph" style:parent-style-name="Heading_20_1">
      <style:paragraph-properties fo:text-align="center" style:justify-single-word="false"/>
    </style:style>
    <style:style style:name="P73" style:family="paragraph" style:parent-style-name="Heading_20_1">
      <style:paragraph-properties fo:text-align="center" style:justify-single-word="false" fo:break-before="page"/>
      <style:text-properties fo:font-size="16pt" style:font-size-asian="16pt" style:font-size-complex="16pt"/>
    </style:style>
    <style:style style:name="P74" style:family="paragraph" style:parent-style-name="Heading_20_2">
      <style:text-properties fo:font-style="normal" style:font-style-asian="normal" style:font-style-complex="normal"/>
    </style:style>
    <style:style style:name="P75" style:family="paragraph" style:parent-style-name="Heading_20_2">
      <style:paragraph-properties fo:line-height="150%"/>
      <style:text-properties fo:font-style="normal" style:font-style-asian="normal" style:font-style-complex="normal"/>
    </style:style>
    <style:style style:name="P76" style:family="paragraph" style:parent-style-name="Heading_20_2">
      <style:paragraph-properties fo:line-height="150%" fo:text-align="start" style:justify-single-word="false"/>
      <style:text-properties fo:font-style="normal" style:font-style-asian="normal" style:font-style-complex="normal"/>
    </style:style>
    <style:style style:name="P77" style:family="paragraph" style:parent-style-name="Heading_20_2">
      <style:text-properties fo:font-size="14pt" fo:font-style="normal" style:font-size-asian="14pt" style:font-style-asian="normal" style:font-size-complex="14pt" style:font-style-complex="normal"/>
    </style:style>
    <style:style style:name="P78" style:family="paragraph" style:parent-style-name="Heading_20_2">
      <style:text-properties fo:font-style="italic" style:font-style-asian="italic" style:font-style-complex="italic"/>
    </style:style>
    <style:style style:name="P79"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8"><text:span text:style-name="Default_20_Paragraph_20_Font"><text:span text:style-name="T2">Projekt: Sorting Industrial Robot</text:span></text:span></text:p>
      <text:p text:style-name="P42"><text:span text:style-name="Default_20_Paragraph_20_Font"><text:span text:style-name="T1">Dato: 01-06-2012</text:span></text:span></text:p>
      <text:p text:style-name="P3"/>
      <text:p text:style-name="P3"/>
      <text:p text:style-name="P3"/>
      <text:p text:style-name="P3"/>
      <text:p text:style-name="P4"/>
      <text:p text:style-name="P10"/>
      <text:p text:style-name="P52">Titel:</text:p>
      <text:p text:style-name="P43"/>
      <text:p text:style-name="P44">Systemarkitektur</text:p>
      <text:p text:style-name="P44">for </text:p>
      <text:p text:style-name="P44">Sorting Industrial Robot</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3"><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5">Ver.</text:p>
          </table:table-cell>
          <table:table-cell table:style-name="Tabel3.A1" office:value-type="string">
            <text:p text:style-name="P45">Dato</text:p>
          </table:table-cell>
          <table:table-cell table:style-name="Tabel3.A1" office:value-type="string">
            <text:p text:style-name="P45">Initialer</text:p>
          </table:table-cell>
          <table:table-cell table:style-name="Tabel3.A1" office:value-type="string">
            <text:p text:style-name="P45">Beskrivelse</text:p>
          </table:table-cell>
        </table:table-row>
        <table:table-row>
          <table:table-cell table:style-name="Tabel3.A1" office:value-type="string">
            <text:p text:style-name="P46">0.1</text:p>
          </table:table-cell>
          <table:table-cell table:style-name="Tabel3.A1" office:value-type="string">
            <text:p text:style-name="P49">02-03-12</text:p>
          </table:table-cell>
          <table:table-cell table:style-name="Tabel3.A1" office:value-type="string">
            <text:p text:style-name="P49">RHT</text:p>
          </table:table-cell>
          <table:table-cell table:style-name="Tabel3.A1" office:value-type="string">
            <text:p text:style-name="P47">Første udkast lavet fra sidste projekt.</text:p>
          </table:table-cell>
        </table:table-row>
        <table:table-row>
          <table:table-cell table:style-name="Tabel3.A1" office:value-type="string">
            <text:p text:style-name="P49">0.2</text:p>
          </table:table-cell>
          <table:table-cell table:style-name="Tabel3.A1" office:value-type="string">
            <text:p text:style-name="P49">25-05-12</text:p>
          </table:table-cell>
          <table:table-cell table:style-name="Tabel3.A1" office:value-type="string">
            <text:p text:style-name="P49">SLT</text:p>
          </table:table-cell>
          <table:table-cell table:style-name="Tabel3.A1" office:value-type="string">
            <text:p text:style-name="P47">Tilføjet definitioner og system oversigt.</text:p>
          </table:table-cell>
        </table:table-row>
        <table:table-row>
          <table:table-cell table:style-name="Tabel3.A1" office:value-type="string">
            <text:p text:style-name="P49">0.3</text:p>
          </table:table-cell>
          <table:table-cell table:style-name="Tabel3.A1" office:value-type="string">
            <text:p text:style-name="P47">30-05-12</text:p>
          </table:table-cell>
          <table:table-cell table:style-name="Tabel3.A1" office:value-type="string">
            <text:p text:style-name="P49">SLT, RHT</text:p>
          </table:table-cell>
          <table:table-cell table:style-name="Tabel3.A1" office:value-type="string">
            <text:p text:style-name="P48">Tilføjet process view og deployment view.</text:p>
          </table:table-cell>
        </table:table-row>
        <table:table-row>
          <table:table-cell table:style-name="Tabel3.A1" office:value-type="string">
            <text:p text:style-name="P49"/>
          </table:table-cell>
          <table:table-cell table:style-name="Tabel3.A1" office:value-type="string">
            <text:p text:style-name="P49"/>
          </table:table-cell>
          <table:table-cell table:style-name="Tabel3.A1" office:value-type="string">
            <text:p text:style-name="P49"/>
          </table:table-cell>
          <table:table-cell table:style-name="Tabel3.A1"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holdsfortegnelse</text:p>
          </text:index-title>
          <text:p text:style-name="P55">Introduktion<text:tab/>5</text:p>
          <text:p text:style-name="P56">Formål<text:tab/>5</text:p>
          <text:p text:style-name="P56">Referencer<text:tab/>5</text:p>
          <text:p text:style-name="P56">Definitioner<text:tab/>5</text:p>
          <text:p text:style-name="P56">Dokumentstruktur og læsevejledning<text:tab/>5</text:p>
          <text:p text:style-name="P56">Dokumentets rolle i en iterativ udvikling<text:tab/>6</text:p>
          <text:p text:style-name="P55">System oversigt<text:tab/>7</text:p>
          <text:p text:style-name="P56">System kontekst<text:tab/>7</text:p>
          <text:p text:style-name="P56">System introduktion<text:tab/>7</text:p>
          <text:p text:style-name="P55">Systemets grænseflader<text:tab/>7</text:p>
          <text:p text:style-name="P56">Grænseflader til personaktører<text:tab/>7</text:p>
          <text:p text:style-name="P56">Grænseflader til eksterne system aktører<text:tab/>8</text:p>
          <text:p text:style-name="P56">Grænseflader til hardware aktører<text:tab/>8</text:p>
          <text:p text:style-name="P56">Grænseflader til software aktører<text:tab/>8</text:p>
          <text:p text:style-name="P55">Use case view<text:tab/>8</text:p>
          <text:p text:style-name="P56">Oversigt<text:tab/>8</text:p>
          <text:p text:style-name="P55">Logisk view<text:tab/>8</text:p>
          <text:p text:style-name="P56">Oversigt<text:tab/>8</text:p>
          <text:p text:style-name="P56">Use case realiseringer<text:tab/>8</text:p>
          <text:p text:style-name="P56">Use-case X: XXX<text:tab/>8</text:p>
          <text:p text:style-name="P56">Use-case 4: Manuelt Styre<text:tab/>8</text:p>
          <text:p text:style-name="P56">Beskrivelse<text:tab/>10</text:p>
          <text:p text:style-name="P55">Process view<text:tab/>10</text:p>
          <text:p text:style-name="P56">Oversigt over processer<text:tab/>10</text:p>
          <text:p text:style-name="P56">Implementering<text:tab/>10</text:p>
          <text:p text:style-name="P56">Kommunikation og synkronisering<text:tab/>10</text:p>
          <text:p text:style-name="P56">Procesbeskrivelser<text:tab/>11</text:p>
          <text:p text:style-name="P57">GUI tråd:<text:tab/>11</text:p>
          <text:p text:style-name="P57">ScriptRunner tråd:<text:tab/>12</text:p>
          <text:p text:style-name="P57">Logger tråd:<text:tab/>13</text:p>
          <text:p text:style-name="P57">Info tråd:<text:tab/>14</text:p>
          <text:p text:style-name="P55">Deployment view<text:tab/>15</text:p>
          <text:p text:style-name="P56">Oversigt over systemkonfigureringer<text:tab/>15</text:p>
          <text:p text:style-name="P56">Node beskrivelser<text:tab/>15</text:p>
          <text:p text:style-name="P57">SCORBOT-ER4u:<text:tab/>15</text:p>
          <text:p text:style-name="P57">USB-Controller:<text:tab/>15</text:p>
          <text:p text:style-name="P57">STK500:<text:tab/>15</text:p>
          <text:p text:style-name="P57">Workstation:<text:tab/>15</text:p>
          <text:p text:style-name="P57">Sensor:<text:tab/>16</text:p>
          <text:p text:style-name="P57">Conveyerbelt:<text:tab/>16</text:p>
          <text:p text:style-name="P57">Weight:<text:tab/>16</text:p>
          <text:p text:style-name="P55">Development view<text:tab/>16</text:p>
          <text:p text:style-name="P56">Oversigt<text:tab/>16</text:p>
          <text:p text:style-name="P56">Komponentbeskrivelser<text:tab/>16</text:p>
          <text:p text:style-name="P55">Generelle designbeslutninger<text:tab/>16</text:p>
          <text:p text:style-name="P56">Arkitekturmål og begrænsninger<text:tab/>16</text:p>
          <text:p text:style-name="P56">Arkitektur mønstre<text:tab/>16</text:p>
          <text:p text:style-name="P56">Generelle brugergrænsefladeregler<text:tab/>17</text:p>
          <text:p text:style-name="P56"><text:soft-page-break/>Fejlhåndtering<text:tab/>17</text:p>
          <text:p text:style-name="P56">Implementeringssprog og værktøjer<text:tab/>17</text:p>
          <text:p text:style-name="P56">Implementeringsbiblioteker<text:tab/>17</text:p>
          <text:p text:style-name="P55">Størrelse og ydelse<text:tab/>17</text:p>
          <text:p text:style-name="P55">Kvalitet<text:tab/>17</text:p>
          <text:p text:style-name="P55">Oversættelse <text:tab/>18</text:p>
          <text:p text:style-name="P56">Oversættelse-hardware<text:tab/>18</text:p>
          <text:p text:style-name="P56">Oversættelse-software<text:tab/>18</text:p>
          <text:p text:style-name="P56">Oversættelse og linkning<text:tab/>18</text:p>
          <text:p text:style-name="P56">Installation<text:tab/>18</text:p>
          <text:p text:style-name="P55">Kørsel<text:tab/>18</text:p>
          <text:p text:style-name="P56">Kørsels-hardware<text:tab/>18</text:p>
          <text:p text:style-name="P56">Kørsels-software<text:tab/>18</text:p>
          <text:p text:style-name="P56">Start og stop<text:tab/>18</text:p>
          <text:p text:style-name="P56">Informationsdisplay<text:tab/>19</text:p>
          <text:p text:style-name="P55">Bilag<text:tab/>19</text:p>
        </text:index-body>
      </text:table-of-content>
      <text:p text:style-name="P5"/>
      <text:h text:style-name="P73" text:outline-level="1">Introduktion</text:h>
      <text:h text:style-name="P74"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4" text:outline-level="2">Referencer</text:h>
      <text:p text:style-name="Text_20_body">[1] Kravspecifikation</text:p>
      <text:p text:style-name="Text_20_body">[2] Doxygen generet kode dokumentation.</text:p>
      <text:h text:style-name="P74"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P74"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4" text:outline-level="2">Dokumentets rolle i en iterativ udvikling</text:h>
      <text:p text:style-name="Text_20_body">Selve dokumentet består af dokumentationen fra de fire iterationer. </text:p>
      <text:p text:style-name="Text_20_body">I iterationerne er der arbejdet <text:s/>med:</text:p>
      <text:list xml:id="list21469481" text:style-name="L1">
        <text:list-item>
          <text:p text:style-name="P58">Udarbejdelse af use-cases i kravspecifikation.</text:p>
        </text:list-item>
        <text:list-item>
          <text:p text:style-name="P58">Design af use-cases.</text:p>
        </text:list-item>
      </text:list>
      <text:list xml:id="list21468474" text:style-name="L2">
        <text:list-item>
          <text:p text:style-name="P67">Sekvensdiagrammer.</text:p>
        </text:list-item>
        <text:list-item>
          <text:p text:style-name="P67">Klassebeskrivelser (Doxygen).</text:p>
        </text:list-item>
        <text:list-item>
          <text:p text:style-name="P67">Klassediagrammer.</text:p>
        </text:list-item>
      </text:list>
      <text:list xml:id="list21472427" text:continue-list="list21469481" text:style-name="L1">
        <text:list-item>
          <text:p text:style-name="P58">Implementering af use-cases.</text:p>
        </text:list-item>
        <text:list-item>
          <text:p text:style-name="P58">Unit test og integrationstest.</text:p>
        </text:list-item>
        <text:list-item>
          <text:p text:style-name="P58">Accepttest udarbejdet ud fra kravspecifikationen.</text:p>
        </text:list-item>
        <text:list-item>
          <text:p text:style-name="P58">Udarbejdelse af projektrapport.</text:p>
        </text:list-item>
      </text:list>
      <text:p text:style-name="Text_20_body"/>
      <text:p text:style-name="P13"/>
      <text:p text:style-name="P13"/>
      <text:p text:style-name="P13"><text:soft-page-break/></text:p>
      <text:p text:style-name="P13"/>
      <text:h text:style-name="P69" text:outline-level="1">System oversigt</text:h>
      <text:h text:style-name="P74" text:outline-level="2">System kontekst</text:h>
      <text:p text:style-name="P40">Se kravspecifikation for aktør-kontekst diagram. </text:p>
      <text:h text:style-name="P74"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6">Systemet skal løbende logge systemevents, eftersom det vil være en fordel for brugeren at følge med i, hvad der foretages under systemets kørsel.</text:p>
      <text:p text:style-name="P26">Endvidere er det påkrævet af systemet, at det skal være muligt at køre sorteringsprocessen på baggrund af en simulator.</text:p>
      <text:h text:style-name="P72" text:outline-level="1">Systemets grænseflader</text:h>
      <text:h text:style-name="P74"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0"/>
      <text:p text:style-name="P20"><text:soft-page-break/></text:p>
      <text:h text:style-name="P74" text:outline-level="2">Grænseflader til eksterne system aktører</text:h>
      <text:p text:style-name="P21">Skal have et kommunikationsdiagrammet mellem STK500 og PC.</text:p>
      <text:h text:style-name="P74" text:outline-level="2">Grænseflader til hardware aktører</text:h>
      <text:p text:style-name="P19">Controller USB, Digital Input. RS232</text:p>
      <text:h text:style-name="P74" text:outline-level="2">Grænseflader til software aktører</text:h>
      <text:p text:style-name="P19">USBC.DLL</text:p>
      <text:h text:style-name="P69" text:outline-level="1">Use case view</text:h>
      <text:h text:style-name="P74" text:outline-level="2">Oversigt</text:h>
      <text:p text:style-name="P19">Se use cases under Kravspecifikationen.</text:p>
      <text:h text:style-name="P69" text:outline-level="1">Logisk view</text:h>
      <text:h text:style-name="P74" text:outline-level="2">Oversigt</text:h>
      <text:p text:style-name="P14"/>
      <text:p text:style-name="P14">I vores implementering af systemet er der så vidt muligt forsøgt at opdele implemetering over flere pakker.</text:p>
      <text:list xml:id="list21474455" text:style-name="L3">
        <text:list-item>
          <text:p text:style-name="P59">GUI / View</text:p>
        </text:list-item>
        <text:list-item>
          <text:p text:style-name="P59">ViewModel</text:p>
        </text:list-item>
        <text:list-item>
          <text:p text:style-name="P59">SystemControl</text:p>
        </text:list-item>
        <text:list-item>
          <text:p text:style-name="P59">SQLInteraction</text:p>
        </text:list-item>
      </text:list>
      <text:p text:style-name="P14"><draw:frame draw:style-name="fr2" draw:name="Ramme1" text:anchor-type="paragraph" svg:x="4.062cm" svg:y="-0.044cm" svg:width="8.167cm" draw:z-index="2"><draw:text-box fo:min-height="5.57cm"><text:p text:style-name="Illustration"><draw:frame draw:style-name="fr6" draw:name="grafik2" text:anchor-type="paragraph" svg:x="0.004cm" svg:y="0.002cm" svg:width="8.167cm" style:rel-width="100%" svg:height="5.57cm" style:rel-height="scale" draw:z-index="3"><draw:image xlink:href="Pictures/100000000000022400000192AECCEFDA.png" xlink:type="simple" xlink:show="embed" xlink:actuate="onLoad"/></draw:frame>Illustration <text:sequence text:ref-name="refIllustration1" text:name="Illustration" text:formula="ooow:Illustration+1" style:num-format="1">2</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14"/>
      <text:p text:style-name="P14"><text:soft-page-break/>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8"/>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5"/>
      <text:h text:style-name="P75"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p text:style-name="P5"/>
      <text:h text:style-name="P75" text:outline-level="2"><text:soft-page-break/>Sekvens diagrammer</text:h>
      <text:h text:style-name="P75" text:outline-level="2">Use-case 3: Foretage manuel styring</text:h>
      <text:p text:style-name="P26"><draw:frame draw:style-name="fr1" draw:name="Ramme2" text:anchor-type="paragraph" svg:width="16.699cm" draw:z-index="4"><draw:text-box fo:min-height="6.075cm"><text:p text:style-name="Illustration"><draw:frame draw:style-name="fr6" draw:name="graphics7" text:anchor-type="paragraph" svg:x="0.004cm" svg:y="0.002cm" svg:width="16.699cm" style:rel-width="100%" svg:height="6.075cm" style:rel-height="scale" draw:z-index="5"><draw:image xlink:href="Pictures/10000000000003360000012BD0D17C6D.png" xlink:type="simple" xlink:show="embed" xlink:actuate="onLoad"/></draw:frame><draw:frame draw:style-name="fr5" draw:name="grafik4" text:anchor-type="paragraph" svg:x="0.228cm" svg:y="1.801cm" svg:width="16.699cm" style:rel-width="100%" svg:height="6.075cm" style:rel-height="scale" draw:z-index="20"><draw:image xlink:href="Pictures/10000000000003360000012BD0D17C6D.png" xlink:type="simple" xlink:show="embed" xlink:actuate="onLoad"/></draw:frame>Illustration <text:sequence text:ref-name="refIllustration2" text:name="Illustration" text:formula="ooow:Illustration+1" style:num-format="1">3</text:sequence>:Sekvensdiagram for usecase 3</text:p></draw:text-box></draw:frame></text:p>
      <text:p text:style-name="P29">Beskrivelse:</text:p>
      <text:p text:style-name="P20">Denne er lavet i tre dele:</text:p>
      <text:list xml:id="list21453315" text:style-name="L4">
        <text:list-item>
          <text:p text:style-name="P60">View(GUIManualSteering)</text:p>
        </text:list-item>
        <text:list-item>
          <text:p text:style-name="P60">ViewModel(ViewModelManualSteering)</text:p>
        </text:list-item>
        <text:list-item>
          <text:p text:style-name="P60">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text:soft-page-break/>direkte fra View til ViewModel uden ekstra argumenter. Dette betyder, at der for eksempel er en funktion til at bevæge basen mod højre og en for at bevæge den til venstre.</text:p>
      <text:p text:style-name="P20">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0">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delegate oppe på Robot niveau, når denne modtages, slipper vi den semaphore vi tidligere tog. </text:p>
      <text:p text:style-name="P20"/>
      <text:p text:style-name="P20"/>
      <text:p text:style-name="P20"/>
      <text:p text:style-name="P20"/>
      <text:p text:style-name="P20"/>
      <text:p text:style-name="P20"/>
      <text:p text:style-name="P20"/>
      <text:h text:style-name="P77" text:outline-level="2"><text:soft-page-break/>Use Case 12: Måle vægten af objekter.</text:h>
      <text:p text:style-name="P37"><draw:frame draw:style-name="fr2" draw:name="Ramme3" text:anchor-type="paragraph" svg:x="0.215cm" svg:y="0.28cm" svg:width="14.977cm" draw:z-index="6"><draw:text-box fo:min-height="11.718cm"><text:p text:style-name="Illustration"><draw:frame draw:style-name="fr6" draw:name="grafik3" text:anchor-type="paragraph" svg:x="0.004cm" svg:y="0.002cm" svg:width="14.977cm" style:rel-width="100%" svg:height="11.718cm" style:rel-height="scale" draw:z-index="7"><draw:image xlink:href="Pictures/1000000000000371000002D0EE68E331.png" xlink:type="simple" xlink:show="embed" xlink:actuate="onLoad"/></draw:frame>Illustration <text:sequence text:ref-name="refIllustration3" text:name="Illustration" text:formula="ooow:Illustration+1" style:num-format="1">4</text:sequence>:Sekvensdiagram for usecase 12</text:p></draw:text-box></draw:frame></text:p>
      <text:p text:style-name="P39">Beskrivelse</text:p>
      <text:p text:style-name="P34">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4">STKKittet modtager R strengen og udfører et AD konvertering, hvor der bliver sendt værdien tilbage i COM porten. Værdien bliver konverteret i seriekSTK og returneret.</text:p>
      <text:p text:style-name="P33"><text:s text:c="2"/></text:p>
      <text:p text:style-name="P37"/>
      <text:h text:style-name="P69" text:outline-level="1"><text:soft-page-break/>Process view</text:h>
      <text:h text:style-name="P74" text:outline-level="2">Oversigt over processer</text:h>
      <text:p text:style-name="P14">I dette view vises, hvorledes de enkelte processer i systemet kommunikerer. Vi har fire tråde, og herunder ses, hvordan de kommunikerer med hinanden.</text:p>
      <text:p text:style-name="P41"><draw:frame draw:style-name="fr1" draw:name="Ramme4" text:anchor-type="paragraph" svg:width="16.699cm" draw:z-index="8"><draw:text-box fo:min-height="12.524cm"><text:p text:style-name="Illustration"><draw:frame draw:style-name="fr6" draw:name="graphics8" text:anchor-type="paragraph" svg:x="0.004cm" svg:y="0.002cm" svg:width="16.699cm" style:rel-width="100%" svg:height="12.524cm" style:rel-height="scale" draw:z-index="9"><draw:image xlink:href="Pictures/1000000000000CC0000009901819B515.jpg" xlink:type="simple" xlink:show="embed" xlink:actuate="onLoad"/></draw:frame>Illustration <text:sequence text:ref-name="refIllustration4" text:name="Illustration" text:formula="ooow:Illustration+1" style:num-format="1">5</text:sequence>:Process view, hånd tegnet</text:p></draw:text-box></draw:frame></text:p>
      <text:h text:style-name="P74" text:outline-level="2">Implementering</text:h>
      <text:p text:style-name="P27">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7">Selve trådene er så lavet med standard C# tråde(System.Threading.Thread).</text:p>
      <text:h text:style-name="P74" text:outline-level="2"><text:soft-page-break/>Kommunikation og synkronisering</text:h>
      <text:p text:style-name="P27">Til at styre trådene har vi den almindelige join funktion i trådklassen.</text:p>
      <text:p text:style-name="P27">Til synkronisering af loggeren har vi brugt WaitHandle klassen for at kunne signalere, når der er events, der skal logges.</text:p>
      <text:p text:style-name="P27">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74" text:outline-level="2">Procesbeskrivelser</text:h>
      <text:h text:style-name="P79" text:outline-level="3">GUI tråd:</text:h>
      <text:p text:style-name="P32">Beskrivelse:</text:p>
      <text:p text:style-name="P31">GUI tråden startes op, når systemet initieres, og det er også vores main tråd, der starter de andre tråde. Procesfiguren for GUI tråden kan ses i procesfiguren for ScriptRunner.</text:p>
      <text:p text:style-name="P32">Levetid:</text:p>
      <text:p text:style-name="P31">Fra program start til slut.</text:p>
      <text:p text:style-name="P32">Aktiv:</text:p>
      <text:p text:style-name="P31">Aktiv hele tiden.</text:p>
      <text:p text:style-name="P31"/>
      <text:h text:style-name="P79" text:outline-level="3"><text:soft-page-break/>ScriptRunner tråd:</text:h>
      <text:p text:style-name="P35"><draw:frame draw:style-name="fr3" draw:name="Ramme5" text:anchor-type="paragraph" svg:x="1.468cm" svg:y="0.016cm" svg:width="12.94cm" draw:z-index="10"><draw:text-box fo:min-height="16.408cm"><text:p text:style-name="Illustration"><draw:frame draw:style-name="fr6" draw:name="graphics4" text:anchor-type="paragraph" svg:x="0.004cm" svg:y="0.002cm" svg:width="12.94cm" style:rel-width="100%" svg:height="16.408cm" style:rel-height="scale" draw:z-index="11"><draw:image xlink:href="Pictures/10000000000001FE000003148AABCCA0.png" xlink:type="simple" xlink:show="embed" xlink:actuate="onLoad"/></draw:frame>Illustration <text:sequence text:ref-name="refIllustration5" text:name="Illustration" text:formula="ooow:Illustration+1" style:num-format="1">6</text:sequence>:Aktivitestdiagram for ScriptRunner tråd</text:p></draw:text-box></draw:frame></text:p>
      <text:p text:style-name="P31">Beskrivelse:</text:p>
      <text:p text:style-name="P31">Bliver kørt hver gang noget kode fra IDE´en skal udføres. </text:p>
      <text:p text:style-name="P31">Levetid:</text:p>
      <text:p text:style-name="P31">Fra building til slut. </text:p>
      <text:p text:style-name="P31">Aktiv:</text:p>
      <text:p text:style-name="P31">Mens koden bliver kørt.</text:p>
      <text:h text:style-name="P79" text:outline-level="3"><text:soft-page-break/>Logger tråd:</text:h>
      <text:p text:style-name="P35"><draw:frame draw:style-name="fr4" draw:name="Ramme6" text:anchor-type="paragraph" svg:width="13.834cm" draw:z-index="12"><draw:text-box fo:min-height="13.254cm"><text:p text:style-name="Illustration"><draw:frame draw:style-name="fr6" draw:name="graphics5" text:anchor-type="paragraph" svg:x="0.004cm" svg:y="0.002cm" svg:width="13.834cm" style:rel-width="100%" svg:height="13.254cm" style:rel-height="scale" draw:z-index="13"><draw:image xlink:href="Pictures/10000000000002B400000297F967F80D.png" xlink:type="simple" xlink:show="embed" xlink:actuate="onLoad"/></draw:frame>Illustration <text:sequence text:ref-name="refIllustration6" text:name="Illustration" text:formula="ooow:Illustration+1" style:num-format="1">7</text:sequence>:Aktivitetsdiagram for Logger tråd</text:p></draw:text-box></draw:frame></text:p>
      <text:p text:style-name="P31">Beskrivelse:</text:p>
      <text:p text:style-name="P31">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1">Levetid:</text:p>
      <text:p text:style-name="P31">Fra første gang der logges noget.</text:p>
      <text:p text:style-name="P31">Aktiv:</text:p>
      <text:p text:style-name="P31">Når der er log beskeder i kø, ellers venter den.</text:p>
      <text:h text:style-name="P79" text:outline-level="3"><text:soft-page-break/>Info tråd:</text:h>
      <text:p text:style-name="P38"><draw:frame draw:style-name="fr4" draw:name="Ramme7" text:anchor-type="paragraph" svg:width="6.623cm" draw:z-index="14"><draw:text-box fo:min-height="9.627cm"><text:p text:style-name="Illustration"><draw:frame draw:style-name="fr6" draw:name="graphics6" text:anchor-type="paragraph" svg:x="0.004cm" svg:y="0.002cm" svg:width="6.623cm" style:rel-width="100%" svg:height="9.627cm" style:rel-height="scale" draw:z-index="15"><draw:image xlink:href="Pictures/100000000000014D000001E498E5D019.png" xlink:type="simple" xlink:show="embed" xlink:actuate="onLoad"/></draw:frame>Illustration <text:sequence text:ref-name="refIllustration7" text:name="Illustration" text:formula="ooow:Illustration+1" style:num-format="1">8</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6"/>
      <text:h text:style-name="P69" text:outline-level="1"><text:soft-page-break/>Deployment view</text:h>
      <text:h text:style-name="P74" text:outline-level="2">Oversigt over systemkonfigureringer</text:h>
      <text:p text:style-name="P14"/>
      <text:h text:style-name="P74" text:outline-level="2"><draw:frame draw:style-name="fr4" draw:name="Ramme8" text:anchor-type="paragraph" svg:width="11.352cm" draw:z-index="16"><draw:text-box fo:min-height="10.345cm"><text:p text:style-name="Illustration"><draw:frame draw:style-name="fr6" draw:name="graphics3" text:anchor-type="paragraph" svg:x="0.004cm" svg:y="0.002cm" svg:width="11.352cm" style:rel-width="100%" svg:height="10.345cm" style:rel-height="scale" draw:z-index="17"><draw:image xlink:href="Pictures/10000000000001AD00000187A71632FA.png" xlink:type="simple" xlink:show="embed" xlink:actuate="onLoad"/></draw:frame>Illustration <text:sequence text:ref-name="refIllustration8" text:name="Illustration" text:formula="ooow:Illustration+1" style:num-format="1">9</text:sequence>:Deployment diagram </text:p></draw:text-box></draw:frame></text:h>
      <text:h text:style-name="P74" text:outline-level="2">Node beskrivelser</text:h>
      <text:h text:style-name="P79" text:outline-level="3">SCORBOT-ER4u:</text:h>
      <text:p text:style-name="P31">Robotten som udfører operationerne til sorteringsprocessen.</text:p>
      <text:h text:style-name="P79" text:outline-level="3">USB-Controller:</text:h>
      <text:p text:style-name="P31">Forbindelse mellem 'workstation' og andre komponenterne som kan styres fra programmet eller hentes værdier fra.</text:p>
      <text:h text:style-name="P79" text:outline-level="3">STK500:</text:h>
      <text:p text:style-name="P31">Mellemled mellem 'workstation' og 'weight', så der kan tages målinger fra programmet.</text:p>
      <text:h text:style-name="P79" text:outline-level="3">Workstation:</text:h>
      <text:p text:style-name="P31">Computeren hvor programmet(SIR) køres på.</text:p>
      <text:h text:style-name="P79" text:outline-level="3"><text:soft-page-break/>Sensor:</text:h>
      <text:p text:style-name="P31">Lys sensor, som registrerer at der er et objekt eller ej foran den.</text:p>
      <text:h text:style-name="P79" text:outline-level="3">Conveyerbelt:</text:h>
      <text:p text:style-name="P31">Transportbånd til transport af klodserne, som skal sorteres. På den er monteret 'sensor'.</text:p>
      <text:h text:style-name="P79" text:outline-level="3">Weight:</text:h>
      <text:p text:style-name="P31">Vægt som der kan tages målinger. </text:p>
      <text:h text:style-name="P69" text:outline-level="1">Development view</text:h>
      <text:h text:style-name="P74" text:outline-level="2">Oversigt</text:h>
      <text:p text:style-name="P27"><draw:frame draw:style-name="fr1" draw:name="Ramme9" text:anchor-type="paragraph" svg:width="11.603cm" draw:z-index="18"><draw:text-box fo:min-height="7.181cm"><text:p text:style-name="Illustration"><draw:frame draw:style-name="fr6" draw:name="grafik1" text:anchor-type="paragraph" svg:x="0.004cm" svg:y="0.002cm" svg:width="11.603cm" style:rel-width="100%" svg:height="7.181cm" style:rel-height="scale" draw:z-index="19"><draw:image xlink:href="Pictures/2000004700002D5200001C0DE740F0E3.svm" xlink:type="simple" xlink:show="embed" xlink:actuate="onLoad"/></draw:frame>Illustration <text:sequence text:ref-name="refIllustration9" text:name="Illustration" text:formula="ooow:Illustration+1" style:num-format="1">10</text:sequence>:Package diagram</text:p></draw:text-box></draw:frame></text:p>
      <text:p text:style-name="Standard"/>
      <text:h text:style-name="P74" text:outline-level="2"/>
      <text:h text:style-name="P74" text:outline-level="2"/>
      <text:h text:style-name="P74" text:outline-level="2"/>
      <text:h text:style-name="P74"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4" text:outline-level="2">Komponentbeskrivelser</text:h>
      <text:p text:style-name="P28">Se dokumentation på CD´en <text:s/>for kode dokumentation(”kode autogen dokumentation.pdf”).</text:p>
      <text:p text:style-name="P28"/>
      <text:h text:style-name="P69" text:outline-level="1">Generelle arkitekturbeslutninger</text:h>
      <text:p text:style-name="P12">Dette afsnit beskriver de beslutninger vi har taget om arkitekturdesign.</text:p>
      <text:h text:style-name="P78" text:outline-level="2"><text:soft-page-break/>Arkitekturmål og begrænsninger</text:h>
      <text:p text:style-name="Text_20_body"/>
      <text:p text:style-name="P27">Som krav og begrænsninger er der blevet sat følgende, der skal overholdes:</text:p>
      <text:list xml:id="list21460145" text:style-name="L5">
        <text:list-item>
          <text:p text:style-name="P61">En database skal kunne opbevare og manipulere relevante data fra processen.</text:p>
        </text:list-item>
        <text:list-item>
          <text:p text:style-name="P61">En IDE skal kunne fremstille programmer til styring af robottens proces.</text:p>
        </text:list-item>
        <text:list-item>
          <text:p text:style-name="P61">En simulator skal kunne simulere den fysiske robot, således at der kan skiftes mellem den 'ægte' robot og simulatoren. </text:p>
        </text:list-item>
        <text:list-item>
          <text:p text:style-name="P61">Et styreprogram udformet som GUI, der programmeres i C#.</text:p>
        </text:list-item>
        <text:list-item>
          <text:p text:style-name="P61">Et system, der kan måle klodsers masse og rumfang.</text:p>
        </text:list-item>
      </text:list>
      <text:h text:style-name="P78" text:outline-level="2">Arkitektur mønstre</text:h>
      <text:p text:style-name="P27">Vi har valgt at bruge MVVM pattern til at implementere programmet.</text:p>
      <text:p text:style-name="P27">Dette er blevet valgt da C# med WPF giver relativ nem mulighed for at implementere med MVVM pattern. Ting som DataBinding og Commands.</text:p>
      <text:p text:style-name="P27">Andre patterns der er blevet brugt er Singleton og Factory sammen med Indirection for at fjerne afhængighed fra forskellige komponenter i systemet samt at flere klasser havde brug for at deles om de samme klasse instanser.</text:p>
      <text:h text:style-name="P78" text:outline-level="2">Generelle brugergrænsefladeregler</text:h>
      <text:p text:style-name="P27">Systemet skal være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78" text:outline-level="2">Fejlhåndtering</text:h>
      <text:p text:style-name="P27">Vi har implementeret fejlhåndtering ved , at systemet gennem GUI'en informerer, hvis der er lavet en ustabil opstart. Hvis de nødvendige filer m.m. ikke er initialiseret ordentligt, kan dette dog tjekkes ved at tjekke forbindelsen mellem GUI'en og robotten.</text:p>
      <text:h text:style-name="P78" text:outline-level="2">Implementeringssprog og værktøjer</text:h>
      <text:p text:style-name="P24">Implementeringssprog har primært været C#, men der har også været anvendt SQL og <text:soft-page-break/>C. </text:p>
      <text:p text:style-name="P24">Til programmet:</text:p>
      <text:list xml:id="list21463958" text:style-name="L6">
        <text:list-item>
          <text:p text:style-name="P64">Visual Studio 2010 hvor der er brugt C# og IronPython</text:p>
        </text:list-item>
        <text:list-item>
          <text:p text:style-name="P64">GIT til versionskontrol</text:p>
        </text:list-item>
        <text:list-item>
          <text:p text:style-name="P64">LibreOffice til dokumentation</text:p>
        </text:list-item>
        <text:list-item>
          <text:p text:style-name="P64">Visio til UML tegninger</text:p>
        </text:list-item>
        <text:list-item>
          <text:p text:style-name="P64">ScrumWise for Scrum framework</text:p>
        </text:list-item>
      </text:list>
      <text:p text:style-name="P24">Til databasen:</text:p>
      <text:list xml:id="list21472041" text:style-name="L7">
        <text:list-item>
          <text:p text:style-name="P65">Microsoft SQL Server Management Studio </text:p>
        </text:list-item>
        <text:list-item>
          <text:p text:style-name="P65">Database Design Studio Lite (DDS Lite)</text:p>
        </text:list-item>
      </text:list>
      <text:p text:style-name="P24">Andet:</text:p>
      <text:list xml:id="list21456096" text:style-name="L8">
        <text:list-item>
          <text:p text:style-name="P66">CodeVision for STK500 programmering</text:p>
        </text:list-item>
        <text:list-item>
          <text:p text:style-name="P66">STK500 for målinger fra vejecellen</text:p>
        </text:list-item>
      </text:list>
      <text:h text:style-name="P78" text:outline-level="2">Implementeringsbiblioteker</text:h>
      <text:list xml:id="list21458646" text:style-name="L9">
        <text:list-item>
          <text:p text:style-name="P62">USBC.dll</text:p>
        </text:list-item>
        <text:list-item>
          <text:p text:style-name="P62">NUnit. </text:p>
        </text:list-item>
        <text:list-item>
          <text:p text:style-name="P62">DotCover.</text:p>
        </text:list-item>
      </text:list>
      <text:list xml:id="list21467729" text:style-name="L10">
        <text:list-item>
          <text:p text:style-name="P63">MVVMToolkit </text:p>
        </text:list-item>
      </text:list>
      <text:p text:style-name="P27"/>
      <text:h text:style-name="P70" text:outline-level="1">Størrelse og ydelse</text:h>
      <text:p text:style-name="P27">Programmet er udviklet til at køre på Windows platformen, på en standard computer med .NET 4.0 installeret.</text:p>
      <text:h text:style-name="P71" text:outline-level="1"><text:soft-page-break/>Oversættelse </text:h>
      <text:h text:style-name="P76" text:outline-level="2">Oversættelse-hardware</text:h>
      <text:p text:style-name="P27">Computer med minimum XP(Service Pack 2)(32/64-bit) og installeret SDK for .NET 4.</text:p>
      <text:p text:style-name="P27">Herudover skal bruges STK500 på grund af vejecelle kommunikation.</text:p>
      <text:h text:style-name="P76" text:outline-level="2">Oversættelse-software</text:h>
      <text:p text:style-name="P23">Selve I4PRJ4 Robot programmet kan afvikles på en Windows maskine med .NET installeret. </text:p>
      <text:p text:style-name="P25">Windows maskinen skal være på skolens netværk for at kunne etablere forbindelse til skolens database server, og dermed forbinde til systems database.</text:p>
      <text:p text:style-name="P25">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6" text:outline-level="2">Oversættelse og linkning</text:h>
      <text:p text:style-name="P22">Tekst.</text:p>
      <text:h text:style-name="P75" text:outline-level="2">Installation</text:h>
      <text:p text:style-name="P16">Tekst.</text:p>
      <text:h text:style-name="P69" text:outline-level="1">Kørsel</text:h>
      <text:h text:style-name="P74" text:outline-level="2">Kørsels-hardware</text:h>
      <text:p text:style-name="P27">SCORBOT-ER4u med tilhørende USB-Controller, vægt og vejecelle, som er blevet udleveret til os.</text:p>
      <text:h text:style-name="P74" text:outline-level="2">Kørsels-software</text:h>
      <text:p text:style-name="P27">Vores SIR program med USBC.dll fra SCORBASE, som vores interface til USB-Controlleren.</text:p>
      <text:h text:style-name="P74" text:outline-level="2"><text:soft-page-break/>Start og stop</text:h>
      <text:p text:style-name="P27">Sker ved manuel opstart af programmet og afslutning af dette.</text:p>
      <text:h text:style-name="P74" text:outline-level="2">Informationsdisplay</text:h>
      <text:p text:style-name="Standard"/>
      <text:p text:style-name="Standard"><text:s/></text:p>
      <text:h text:style-name="P69"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3</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6-01T01:33:24.22</dc:date>
    <meta:editing-duration>PT17H39M29S</meta:editing-duration>
    <meta:editing-cycles>173</meta:editing-cycles>
    <meta:generator>OpenOffice.org/3.3$Win32 OpenOffice.org_project/330m20$Build-9567</meta:generator>
    <meta:document-statistic meta:table-count="3" meta:image-count="11" meta:object-count="0" meta:page-count="23" meta:paragraph-count="309" meta:word-count="2391" meta:character-count="16040"/>
    <dc:creator>Cong Thanh Dao</dc:creator>
  </office:meta>
</office:document-meta>
</file>